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76.14pt"/>
    </style:style>
    <style:style style:name="co4" style:family="table-column">
      <style:table-column-properties fo:break-before="auto" style:column-width="71.46pt"/>
    </style:style>
    <style:style style:name="co5" style:family="table-column">
      <style:table-column-properties fo:break-before="auto" style:column-width="68.2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4">
      <style:table-properties table:display="true" style:writing-mode="lr-tb"/>
    </style:style>
    <style:style style:name="ta4" style:family="table" style:master-page-name="PageStyle_5f_Sheet5">
      <style:table-properties table:display="true" style:writing-mode="lr-tb"/>
    </style:style>
    <style:style style:name="ta5" style:family="table" style:master-page-name="PageStyle_5f_Sheet6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Sheet8">
      <style:table-properties table:display="true" style:writing-mode="lr-tb"/>
    </style:style>
    <style:style style:name="ta8" style:family="table" style:master-page-name="PageStyle_5f_Sheet9">
      <style:table-properties table:display="true" style:writing-mode="lr-tb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table:style-name="ce6" office:value-type="string" calcext:value-type="string">
            <text:p>STEP 1</text:p>
          </table:table-cell>
          <table:table-cell table:style-name="ce6" office:value-type="string" calcext:value-type="string">
            <text:p>Qty.</text:p>
          </table:table-cell>
          <table:table-cell table:style-name="ce6" office:value-type="string" calcext:value-type="string">
            <text:p>Cost Per Unit</text:p>
          </table:table-cell>
          <table:table-cell table:style-name="ce6" office:value-type="string" calcext:value-type="string">
            <text:p>Price</text:p>
          </table:table-cell>
          <table:table-cell table:style-name="ce13" table:number-columns-repeated="1020"/>
        </table:table-row>
        <table:table-row table:style-name="ro2">
          <table:table-cell table:style-name="ce1" office:value-type="string" calcext:value-type="string">
            <text:p>Y Gantry Plate L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Y Gantry Plate R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Xtreme Wheels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6.75" calcext:value-type="float">
            <text:p>$6.75</text:p>
          </table:table-cell>
          <table:table-cell table:style-name="ce2" table:formula="of:=[.B4]*[.C4]" office:value-type="float" office:value="40.5" calcext:value-type="float">
            <text:p>$40.5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ini Xtreme Wheels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5.95" calcext:value-type="float">
            <text:p>$5.95</text:p>
          </table:table-cell>
          <table:table-cell table:style-name="ce2" table:formula="of:=[.B5]*[.C5]" office:value-type="float" office:value="95.2" calcext:value-type="float">
            <text:p>$95.2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nti-BackLash Acme block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9.85" calcext:value-type="float">
            <text:p>$9.85</text:p>
          </table:table-cell>
          <table:table-cell table:style-name="ce2" table:formula="of:=[.B6]*[.C6]" office:value-type="float" office:value="19.7" calcext:value-type="float">
            <text:p>$19.7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mm Spacers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2" calcext:value-type="float">
            <text:p>$0.20</text:p>
          </table:table-cell>
          <table:table-cell table:style-name="ce2" table:formula="of:=[.B7]*[.C7]" office:value-type="float" office:value="1.6" calcext:value-type="float">
            <text:p>$1.6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mm Mini Eccentric Spacers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2" calcext:value-type="float">
            <text:p>$2.00</text:p>
          </table:table-cell>
          <table:table-cell table:style-name="ce2" table:formula="of:=[.B8]*[.C8]" office:value-type="float" office:value="28" calcext:value-type="float">
            <text:p>$28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3mm Spacer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2" calcext:value-type="float">
            <text:p>$0.20</text:p>
          </table:table-cell>
          <table:table-cell table:style-name="ce2" table:formula="of:=[.B9]*[.C9]" office:value-type="float" office:value="0.8" calcext:value-type="float">
            <text:p>$0.8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2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19" calcext:value-type="float">
            <text:p>$0.19</text:p>
          </table:table-cell>
          <table:table-cell table:style-name="ce2" table:formula="of:=[.B10]*[.C10]" office:value-type="float" office:value="0.76" calcext:value-type="float">
            <text:p>$0.7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25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float" office:value="0.2" calcext:value-type="float">
            <text:p>$0.20</text:p>
          </table:table-cell>
          <table:table-cell table:style-name="ce2" table:formula="of:=[.B11]*[.C11]" office:value-type="float" office:value="4.4" calcext:value-type="float">
            <text:p>$4.4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10" table:formula="of:=SUM([.D2:.D11])" office:value-type="float" office:value="190.96" calcext:value-type="float">
            <text:p>$190.96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6" office:value-type="string" calcext:value-type="string">
            <text:p>STEP 2</text:p>
          </table:table-cell>
          <table:table-cell table:style-name="ce6" office:value-type="string" calcext:value-type="string">
            <text:p>Qty.</text:p>
          </table:table-cell>
          <table:table-cell table:style-name="ce6" office:value-type="string" calcext:value-type="string">
            <text:p>Cost Per Unit</text:p>
          </table:table-cell>
          <table:table-cell table:style-name="ce6" office:value-type="string" calcext:value-type="string">
            <text:p>Price</text:p>
          </table:table-cell>
          <table:table-cell table:style-name="ce13" table:number-columns-repeated="1020"/>
        </table:table-row>
        <table:table-row table:style-name="ro2">
          <table:table-cell table:style-name="ce1" office:value-type="string" calcext:value-type="string">
            <text:p>Front XZ Gantry Plate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Xtreme Wheels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6.75" calcext:value-type="float">
            <text:p>$6.75</text:p>
          </table:table-cell>
          <table:table-cell table:style-name="ce4" table:formula="of:=[.B16]*[.C16]" office:value-type="float" office:value="54" calcext:value-type="float">
            <text:p>$54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ini Xtreme Wheels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5.95" calcext:value-type="float">
            <text:p>$5.95</text:p>
          </table:table-cell>
          <table:table-cell table:style-name="ce4" table:formula="of:=[.B17]*[.C17]" office:value-type="float" office:value="47.6" calcext:value-type="float">
            <text:p>$47.6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me Block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9.85" calcext:value-type="float">
            <text:p>$9.85</text:p>
          </table:table-cell>
          <table:table-cell table:style-name="ce4" table:formula="of:=[.B18]*[.C18]" office:value-type="float" office:value="19.7" calcext:value-type="float">
            <text:p>$19.7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mm Spacer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2" calcext:value-type="float">
            <text:p>$0.20</text:p>
          </table:table-cell>
          <table:table-cell table:style-name="ce4" table:formula="of:=[.B19]*[.C19]" office:value-type="float" office:value="0.8" calcext:value-type="float">
            <text:p>$0.8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mm Mini Eccentric Spacers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2" calcext:value-type="float">
            <text:p>$2</text:p>
          </table:table-cell>
          <table:table-cell table:style-name="ce5" table:formula="of:=[.B20]*[.C20]" office:value-type="float" office:value="24" calcext:value-type="float">
            <text:p>$24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3mm Spacer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2" calcext:value-type="float">
            <text:p>$0.20</text:p>
          </table:table-cell>
          <table:table-cell table:style-name="ce4" table:formula="of:=[.B21]*[.C21]" office:value-type="float" office:value="0.8" calcext:value-type="float">
            <text:p>$0.8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2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19" calcext:value-type="float">
            <text:p>$0.19</text:p>
          </table:table-cell>
          <table:table-cell table:style-name="ce4" table:formula="of:=[.B22]*[.C22]" office:value-type="float" office:value="0.76" calcext:value-type="float">
            <text:p>$0.7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25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0.2" calcext:value-type="float">
            <text:p>$0.20</text:p>
          </table:table-cell>
          <table:table-cell table:style-name="ce4" table:formula="of:=[.B23]*[.C23]" office:value-type="float" office:value="3.2" calcext:value-type="float">
            <text:p>$3.2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250mm ACME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9.99" calcext:value-type="float">
            <text:p>$9.99</text:p>
          </table:table-cell>
          <table:table-cell table:style-name="ce4" table:formula="of:=[.B24]*[.C24]" office:value-type="float" office:value="9.99" calcext:value-type="float">
            <text:p>$9.99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 Nut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2" calcext:value-type="float">
            <text:p>0.12</text:p>
          </table:table-cell>
          <table:table-cell table:formula="of:=[.B25]*[.C25]" office:value-type="float" office:value="0.48" calcext:value-type="float">
            <text:p>0.4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10" table:formula="of:=SUM([.D15:.D25])" office:value-type="float" office:value="161.33" calcext:value-type="float">
            <text:p>$161.33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6" office:value-type="string" calcext:value-type="string">
            <text:p>STEP 3</text:p>
          </table:table-cell>
          <table:table-cell table:style-name="ce6" office:value-type="string" calcext:value-type="string">
            <text:p>Qty.</text:p>
          </table:table-cell>
          <table:table-cell table:style-name="ce6" office:value-type="string" calcext:value-type="string">
            <text:p>Cost Per Unit</text:p>
          </table:table-cell>
          <table:table-cell table:style-name="ce6" office:value-type="string" calcext:value-type="string">
            <text:p>Price</text:p>
          </table:table-cell>
          <table:table-cell table:style-name="ce13" table:number-columns-repeated="1020"/>
        </table:table-row>
        <table:table-row table:style-name="ro2">
          <table:table-cell table:style-name="ce1" office:value-type="string" calcext:value-type="string">
            <text:p>Rear XZ Gantry Plate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B29]*[.C2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nti-BackLash Acme Block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9.85" calcext:value-type="float">
            <text:p>$9.85</text:p>
          </table:table-cell>
          <table:table-cell table:style-name="ce4" table:formula="of:=[.B30]*[.C30]" office:value-type="float" office:value="9.85" calcext:value-type="float">
            <text:p>$9.85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ini Xtreme Wheels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5.95" calcext:value-type="float">
            <text:p>$5.95</text:p>
          </table:table-cell>
          <table:table-cell table:style-name="ce4" table:formula="of:=[.B31]*[.C31]" office:value-type="float" office:value="47.6" calcext:value-type="float">
            <text:p>$47.6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3mm spacer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2" calcext:value-type="float">
            <text:p>$0.20</text:p>
          </table:table-cell>
          <table:table-cell table:style-name="ce4" table:formula="of:=[.B32]*[.C32]" office:value-type="float" office:value="0.4" calcext:value-type="float">
            <text:p>$0.4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2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19" calcext:value-type="float">
            <text:p>$0.19</text:p>
          </table:table-cell>
          <table:table-cell table:style-name="ce4" table:formula="of:=[.B33]*[.C33]" office:value-type="float" office:value="0.38" calcext:value-type="float">
            <text:p>$0.3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2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2" calcext:value-type="float">
            <text:p>$0.20</text:p>
          </table:table-cell>
          <table:table-cell table:style-name="ce4" table:formula="of:=[.B34]*[.C34]" office:value-type="float" office:value="1.6" calcext:value-type="float">
            <text:p>$1.6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mm Spacer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2" calcext:value-type="float">
            <text:p>$0.20</text:p>
          </table:table-cell>
          <table:table-cell table:style-name="ce4" table:formula="of:=[.B35]*[.C35]" office:value-type="float" office:value="0.8" calcext:value-type="float">
            <text:p>$0.8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ccentric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" calcext:value-type="float">
            <text:p>$2</text:p>
          </table:table-cell>
          <table:table-cell table:style-name="ce5" table:formula="of:=[.B36]*[.C36]" office:value-type="float" office:value="8" calcext:value-type="float">
            <text:p>$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 Nut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2" calcext:value-type="float">
            <text:p>0.12</text:p>
          </table:table-cell>
          <table:table-cell table:formula="of:=[.B37]*[.C37]" office:value-type="float" office:value="0.24" calcext:value-type="float">
            <text:p>0.2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10" table:formula="of:=SUM([.D29:.D37])" office:value-type="float" office:value="68.87" calcext:value-type="float">
            <text:p>$68.87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6" office:value-type="string" calcext:value-type="string">
            <text:p>STEP 4</text:p>
          </table:table-cell>
          <table:table-cell table:style-name="ce6" office:value-type="string" calcext:value-type="string">
            <text:p>Qty.</text:p>
          </table:table-cell>
          <table:table-cell table:style-name="ce6" office:value-type="string" calcext:value-type="string">
            <text:p>Cost Per Unit</text:p>
          </table:table-cell>
          <table:table-cell table:style-name="ce6" office:value-type="string" calcext:value-type="string">
            <text:p>Price</text:p>
          </table:table-cell>
          <table:table-cell table:style-name="ce13" table:number-columns-repeated="1020"/>
        </table:table-row>
        <table:table-row table:style-name="ro2">
          <table:table-cell table:style-name="ce1" office:value-type="string" calcext:value-type="string">
            <text:p>Xtreme Wheels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6.75" calcext:value-type="float">
            <text:p>$6.75</text:p>
          </table:table-cell>
          <table:table-cell table:style-name="ce3" table:formula="of:=[.B41]*[.C41]" office:value-type="float" office:value="108" calcext:value-type="float">
            <text:p>$10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9mm Spacers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2" calcext:value-type="float">
            <text:p>$0.20</text:p>
          </table:table-cell>
          <table:table-cell table:style-name="ce3" table:formula="of:=[.B42]*[.C42]" office:value-type="float" office:value="1.6" calcext:value-type="float">
            <text:p>$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mm Mini Eccentric Spacers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2" calcext:value-type="float">
            <text:p>$2.00</text:p>
          </table:table-cell>
          <table:table-cell table:style-name="ce3" table:formula="of:=[.B43]*[.C43]" office:value-type="float" office:value="32" calcext:value-type="float">
            <text:p>$3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6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3" calcext:value-type="float">
            <text:p>$0.30</text:p>
          </table:table-cell>
          <table:table-cell table:style-name="ce3" table:formula="of:=[.B44]*[.C44]" office:value-type="float" office:value="2.4" calcext:value-type="float">
            <text:p>$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10" table:formula="of:=SUM([.D41:.D44])" office:value-type="float" office:value="144" calcext:value-type="float">
            <text:p>$144.0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6" office:value-type="string" calcext:value-type="string">
            <text:p>STEP 5</text:p>
          </table:table-cell>
          <table:table-cell table:style-name="ce6" office:value-type="string" calcext:value-type="string">
            <text:p>Qty.</text:p>
          </table:table-cell>
          <table:table-cell table:style-name="ce6" office:value-type="string" calcext:value-type="string">
            <text:p>Cost Per Unit</text:p>
          </table:table-cell>
          <table:table-cell table:style-name="ce6" office:value-type="string" calcext:value-type="string">
            <text:p>Price</text:p>
          </table:table-cell>
          <table:table-cell table:style-name="ce13" table:number-columns-repeated="1020"/>
        </table:table-row>
        <table:table-row table:style-name="ro2">
          <table:table-cell table:style-name="ce1" office:value-type="string" calcext:value-type="string">
            <text:p>800w Spindle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60" calcext:value-type="float">
            <text:p>$160</text:p>
          </table:table-cell>
          <table:table-cell table:style-name="ce3" table:formula="of:=[.B48]*[.C48]" office:value-type="float" office:value="160" calcext:value-type="float">
            <text:p>$16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pindle Clamp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25" calcext:value-type="float">
            <text:p>1.25</text:p>
          </table:table-cell>
          <table:table-cell table:style-name="ce3" table:formula="of:=[.B49]*[.C49]" office:value-type="float" office:value="2.5" calcext:value-type="float">
            <text:p>$3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olid black 90s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.25" calcext:value-type="float">
            <text:p>$2.25</text:p>
          </table:table-cell>
          <table:table-cell table:style-name="ce3" table:formula="of:=[.B50]*[.C50]" office:value-type="float" office:value="18" calcext:value-type="float">
            <text:p>$1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 T-Nuts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2" calcext:value-type="float">
            <text:p>$0.20</text:p>
          </table:table-cell>
          <table:table-cell table:style-name="ce3" table:formula="of:=[.B51]*[.C51]" office:value-type="float" office:value="1.6" calcext:value-type="float">
            <text:p>$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18" calcext:value-type="float">
            <text:p>$0.18</text:p>
          </table:table-cell>
          <table:table-cell table:style-name="ce3" table:formula="of:=[.B52]*[.C52]" office:value-type="float" office:value="1.44" calcext:value-type="float">
            <text:p>$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1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18" calcext:value-type="float">
            <text:p>$0.18</text:p>
          </table:table-cell>
          <table:table-cell table:style-name="ce3" table:formula="of:=[.B53]*[.C53]" office:value-type="float" office:value="1.44" calcext:value-type="float">
            <text:p>$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4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25" calcext:value-type="float">
            <text:p>$0.25</text:p>
          </table:table-cell>
          <table:table-cell table:style-name="ce3" table:formula="of:=[.B54]*[.C54]" office:value-type="float" office:value="0.5" calcext:value-type="float">
            <text:p>$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250mm C-Bea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3" table:formula="of:=[.B55]*[.C55]" office:value-type="float" office:value="7" calcext:value-type="float">
            <text:p>$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10" table:formula="of:=SUM([.D48:.D55])" office:value-type="float" office:value="192.48" calcext:value-type="float">
            <text:p>$192.48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table:style-name="ce6" office:value-type="string" calcext:value-type="string">
            <text:p>STEP 6</text:p>
          </table:table-cell>
          <table:table-cell table:style-name="ce6" office:value-type="string" calcext:value-type="string">
            <text:p>Qty.</text:p>
          </table:table-cell>
          <table:table-cell table:style-name="ce6" office:value-type="string" calcext:value-type="string">
            <text:p>Cost Per Unit</text:p>
          </table:table-cell>
          <table:table-cell table:style-name="ce6" office:value-type="string" calcext:value-type="string">
            <text:p>Price</text:p>
          </table:table-cell>
          <table:table-cell table:style-name="ce13" table:number-columns-repeated="1020"/>
        </table:table-row>
        <table:table-row table:style-name="ro2">
          <table:table-cell table:style-name="ce1" office:value-type="string" calcext:value-type="string">
            <text:p>M5x1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19" calcext:value-type="float">
            <text:p>$0.19</text:p>
          </table:table-cell>
          <table:table-cell table:style-name="ce2" table:formula="of:=[.B59]*[.C59]" office:value-type="float" office:value="1.9" calcext:value-type="float">
            <text:p>$1.9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5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3" calcext:value-type="float">
            <text:p>$0.30</text:p>
          </table:table-cell>
          <table:table-cell table:style-name="ce2" table:formula="of:=[.B60]*[.C60]" office:value-type="float" office:value="0.6" calcext:value-type="float">
            <text:p>$0.6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.5in spacer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75" calcext:value-type="float">
            <text:p>$0.75</text:p>
          </table:table-cell>
          <table:table-cell table:style-name="ce2" table:formula="of:=[.B61]*[.C61]" office:value-type="float" office:value="1.5" calcext:value-type="float">
            <text:p>$1.5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08ZZ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6.15" calcext:value-type="float">
            <text:p>$6.15</text:p>
          </table:table-cell>
          <table:table-cell table:style-name="ce2" table:formula="of:=[.B62]*[.C62]" office:value-type="float" office:value="12.3" calcext:value-type="float">
            <text:p>$12.3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ock collar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.2" calcext:value-type="float">
            <text:p>$1.20</text:p>
          </table:table-cell>
          <table:table-cell table:style-name="ce2" table:formula="of:=[.B63]*[.C63]" office:value-type="float" office:value="1.2" calcext:value-type="float">
            <text:p>$1.2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.35x8 Coupler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.5" calcext:value-type="float">
            <text:p>$1.50</text:p>
          </table:table-cell>
          <table:table-cell table:style-name="ce2" table:formula="of:=[.B64]*[.C64]" office:value-type="float" office:value="1.5" calcext:value-type="float">
            <text:p>$1.5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000mm Acme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1.5" calcext:value-type="float">
            <text:p>$31.50</text:p>
          </table:table-cell>
          <table:table-cell table:style-name="ce2" table:formula="of:=[.B65]*[.C65]" office:value-type="float" office:value="31.5" calcext:value-type="float">
            <text:p>$31.5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000mm 20x2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0" calcext:value-type="float">
            <text:p>$10</text:p>
          </table:table-cell>
          <table:table-cell table:style-name="ce2" table:formula="of:=[.B66]*[.C66]" office:value-type="float" office:value="10" calcext:value-type="float">
            <text:p>$10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000mm C Beam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8" calcext:value-type="float">
            <text:p>$28</text:p>
          </table:table-cell>
          <table:table-cell table:style-name="ce2" table:formula="of:=[.B67]*[.C67]" office:value-type="float" office:value="28" calcext:value-type="float">
            <text:p>$28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NEMA 23 2.8A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3.99" calcext:value-type="float">
            <text:p>$23.99</text:p>
          </table:table-cell>
          <table:table-cell table:style-name="ce2" table:formula="of:=[.B68]*[.C68]" office:value-type="float" office:value="23.99" calcext:value-type="float">
            <text:p>$23.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10" table:formula="of:=SUM([.D59:.D68])" office:value-type="float" office:value="112.49" calcext:value-type="float">
            <text:p>$112.49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6" office:value-type="string" calcext:value-type="string">
            <text:p>Step 7</text:p>
          </table:table-cell>
          <table:table-cell table:style-name="ce6" office:value-type="string" calcext:value-type="string">
            <text:p>Qty.</text:p>
          </table:table-cell>
          <table:table-cell table:style-name="ce6" office:value-type="string" calcext:value-type="string">
            <text:p>Cost Per Unit</text:p>
          </table:table-cell>
          <table:table-cell table:style-name="ce6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NEMA 23 2.8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3.99" calcext:value-type="float">
            <text:p>$23.99</text:p>
          </table:table-cell>
          <table:table-cell table:style-name="ce2" table:formula="of:=[.B72]*[.C72]" office:value-type="float" office:value="47.98" calcext:value-type="float">
            <text:p>$47.9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.35x8 Coupler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.5" calcext:value-type="float">
            <text:p>$1.50</text:p>
          </table:table-cell>
          <table:table-cell table:style-name="ce2" table:formula="of:=[.B73]*[.C73]" office:value-type="float" office:value="3" calcext:value-type="float">
            <text:p>$3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nd corner cap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2" table:formula="of:=[.B74]*[.C74]" office:value-type="float" office:value="40" calcext:value-type="float">
            <text:p>$40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ock collar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.2" calcext:value-type="float">
            <text:p>$1.20</text:p>
          </table:table-cell>
          <table:table-cell table:style-name="ce2" table:formula="of:=[.B75]*[.C75]" office:value-type="float" office:value="2.4" calcext:value-type="float">
            <text:p>$2.4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08ZZ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6.15" calcext:value-type="float">
            <text:p>$6.15</text:p>
          </table:table-cell>
          <table:table-cell table:style-name="ce2" table:formula="of:=[.B76]*[.C76]" office:value-type="float" office:value="24.6" calcext:value-type="float">
            <text:p>$24.6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C-Beam 1000mm 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8" calcext:value-type="float">
            <text:p>$28.00</text:p>
          </table:table-cell>
          <table:table-cell table:style-name="ce2" table:formula="of:=[.B77]*[.C77]" office:value-type="float" office:value="56" calcext:value-type="float">
            <text:p>$56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.5" spacer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75" calcext:value-type="float">
            <text:p>$0.75</text:p>
          </table:table-cell>
          <table:table-cell table:style-name="ce2" table:formula="of:=[.B78]*[.C78]" office:value-type="float" office:value="3" calcext:value-type="float">
            <text:p>$3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55mm bolt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3" calcext:value-type="float">
            <text:p>$0.30</text:p>
          </table:table-cell>
          <table:table-cell table:style-name="ce2" table:formula="of:=[.B79]*[.C79]" office:value-type="float" office:value="1.2" calcext:value-type="float">
            <text:p>$1.2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20mm bolts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19" calcext:value-type="float">
            <text:p>$0.19</text:p>
          </table:table-cell>
          <table:table-cell table:style-name="ce2" table:formula="of:=[.B80]*[.C80]" office:value-type="float" office:value="3.8" calcext:value-type="float">
            <text:p>$3.8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ingle corner bracke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B81]*[.C81]" office:value-type="float" office:value="4" calcext:value-type="float">
            <text:p>$4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 nut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12" calcext:value-type="float">
            <text:p>$0.12</text:p>
          </table:table-cell>
          <table:table-cell table:style-name="ce2" table:formula="of:=[.B82]*[.C82]" office:value-type="float" office:value="0.48" calcext:value-type="float">
            <text:p>$0.4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000mm ACME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1.5" calcext:value-type="float">
            <text:p>$31.50</text:p>
          </table:table-cell>
          <table:table-cell table:style-name="ce2" table:formula="of:=[.B83]*[.C83]" office:value-type="float" office:value="63" calcext:value-type="float">
            <text:p>$63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CME flange nu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.25" calcext:value-type="float">
            <text:p>6.25</text:p>
          </table:table-cell>
          <table:table-cell table:style-name="ce2" table:formula="of:=[.B84]*[.C84]" office:value-type="float" office:value="6.25" calcext:value-type="float">
            <text:p>$6.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10" table:formula="of:=SUM([.D72:.D84])" office:value-type="float" office:value="255.71" calcext:value-type="float">
            <text:p>$255.7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6" office:value-type="string" calcext:value-type="string">
            <text:p>Step 8</text:p>
          </table:table-cell>
          <table:table-cell table:style-name="ce6" office:value-type="string" calcext:value-type="string">
            <text:p>Qty.</text:p>
          </table:table-cell>
          <table:table-cell table:style-name="ce6" office:value-type="string" calcext:value-type="string">
            <text:p>Cost Per Unit</text:p>
          </table:table-cell>
          <table:table-cell table:style-name="ce6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C-beam end plate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8.75" calcext:value-type="float">
            <text:p>$8.75</text:p>
          </table:table-cell>
          <table:table-cell table:style-name="ce2" table:formula="of:=[.B88]*[.C88]" office:value-type="float" office:value="17.5" calcext:value-type="float">
            <text:p>$17.5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5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3" calcext:value-type="float">
            <text:p>$0.30</text:p>
          </table:table-cell>
          <table:table-cell table:style-name="ce2" table:formula="of:=[.B89]*[.C89]" office:value-type="float" office:value="0.6" calcext:value-type="float">
            <text:p>$0.6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.5" spacer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75" calcext:value-type="float">
            <text:p>$0.75</text:p>
          </table:table-cell>
          <table:table-cell table:style-name="ce2" table:formula="of:=[.B90]*[.C90]" office:value-type="float" office:value="1.5" calcext:value-type="float">
            <text:p>$1.5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250mm ACME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9.99" calcext:value-type="float">
            <text:p>$9.99</text:p>
          </table:table-cell>
          <table:table-cell table:style-name="ce2" table:formula="of:=[.B91]*[.C91]" office:value-type="float" office:value="9.99" calcext:value-type="float">
            <text:p>$9.99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88zz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99" calcext:value-type="float">
            <text:p>$0.99</text:p>
          </table:table-cell>
          <table:table-cell table:style-name="ce2" table:formula="of:=[.B92]*[.C92]" office:value-type="float" office:value="1.98" calcext:value-type="float">
            <text:p>$1.9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.35mm x 8mm coupler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.5" calcext:value-type="float">
            <text:p>$1.50</text:p>
          </table:table-cell>
          <table:table-cell table:style-name="ce2" table:formula="of:=[.B93]*[.C93]" office:value-type="float" office:value="1.5" calcext:value-type="float">
            <text:p>$1.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MA 23 2.8A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3.99" calcext:value-type="float">
            <text:p>$23.99</text:p>
          </table:table-cell>
          <table:table-cell table:style-name="ce2" table:formula="of:=[.B94]*[.C94]" office:value-type="float" office:value="23.99" calcext:value-type="float">
            <text:p>$23.99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25mm 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19" calcext:value-type="float">
            <text:p>$0.19</text:p>
          </table:table-cell>
          <table:table-cell table:style-name="ce2" table:formula="of:=[.B95]*[.C95]" office:value-type="float" office:value="1.52" calcext:value-type="float">
            <text:p>$1.5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ock Collar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.2" calcext:value-type="float">
            <text:p>$1.20</text:p>
          </table:table-cell>
          <table:table-cell table:style-name="ce2" table:formula="of:=[.B96]*[.C96]" office:value-type="float" office:value="2.4" calcext:value-type="float">
            <text:p>$2.4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10" table:formula="of:=SUM([.D88:.D96])" office:value-type="float" office:value="60.98" calcext:value-type="float">
            <text:p>$60.9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style-name="ce2"/>
          <table:table-cell table:number-columns-repeated="1020"/>
        </table:table-row>
        <table:table-row table:style-name="ro1">
          <table:table-cell table:style-name="ce6" office:value-type="string" calcext:value-type="string">
            <text:p>Step 9</text:p>
          </table:table-cell>
          <table:table-cell table:style-name="ce6" office:value-type="string" calcext:value-type="string">
            <text:p>Qty.</text:p>
          </table:table-cell>
          <table:table-cell table:style-name="ce6" office:value-type="string" calcext:value-type="string">
            <text:p>Cost Per Unit</text:p>
          </table:table-cell>
          <table:table-cell table:style-name="ce6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3/16" ID 5/16" OD vinyl tubing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.08" calcext:value-type="float">
            <text:p>1.08</text:p>
          </table:table-cell>
          <table:table-cell table:formula="of:=[.B100]*[.C100]" office:value-type="float" office:value="32.4" calcext:value-type="float">
            <text:p>32.4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4 wire 22g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5" calcext:value-type="float">
            <text:p>$0.50</text:p>
          </table:table-cell>
          <table:table-cell table:style-name="ce4" table:formula="of:=[.B101]*[.C101]" office:value-type="float" office:value="15" calcext:value-type="float">
            <text:p>$15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6-3 wir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5" calcext:value-type="float">
            <text:p>0.5</text:p>
          </table:table-cell>
          <table:table-cell table:formula="of:=[.B102]*[.C102]" office:value-type="float" office:value="7.5" calcext:value-type="float">
            <text:p>7.5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5mmx30mm cable chain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" calcext:value-type="float">
            <text:p>$16.00</text:p>
          </table:table-cell>
          <table:table-cell table:style-name="ce4" table:formula="of:=[.B103]*[.C103]" office:value-type="float" office:value="32" calcext:value-type="float">
            <text:p>$32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 drop-in T-nut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75" calcext:value-type="float">
            <text:p>$0.75</text:p>
          </table:table-cell>
          <table:table-cell table:style-name="ce4" table:formula="of:=[.B104]*[.C104]" office:value-type="float" office:value="0.75" calcext:value-type="float">
            <text:p>$0.75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 x 10mm bolt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18" calcext:value-type="float">
            <text:p>$0.18</text:p>
          </table:table-cell>
          <table:table-cell table:style-name="ce4" table:formula="of:=[.B105]*[.C105]" office:value-type="float" office:value="0.18" calcext:value-type="float">
            <text:p>$0.1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mall heat shrink tubing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.25" calcext:value-type="float">
            <text:p>$1.25</text:p>
          </table:table-cell>
          <table:table-cell table:style-name="ce4" table:formula="of:=[.B106]*[.C106]" office:value-type="float" office:value="5" calcext:value-type="float">
            <text:p>$5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65mm bolt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3" calcext:value-type="float">
            <text:p>$0.30</text:p>
          </table:table-cell>
          <table:table-cell table:style-name="ce4" table:formula="of:=[.B107]*[.C107]" office:value-type="float" office:value="0.3" calcext:value-type="float">
            <text:p>$0.3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40mm spacer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2" calcext:value-type="float">
            <text:p>$0.20</text:p>
          </table:table-cell>
          <table:table-cell table:style-name="ce4" table:formula="of:=[.B108]*[.C108]" office:value-type="float" office:value="0.2" calcext:value-type="float">
            <text:p>$0.2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9mm spacer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2" calcext:value-type="float">
            <text:p>$0.20</text:p>
          </table:table-cell>
          <table:table-cell table:style-name="ce4" table:formula="of:=[.B109]*[.C109]" office:value-type="float" office:value="0.2" calcext:value-type="float">
            <text:p>$0.2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mm spacer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2" calcext:value-type="float">
            <text:p>$0.20</text:p>
          </table:table-cell>
          <table:table-cell table:style-name="ce4" table:formula="of:=[.B110]*[.C110]" office:value-type="float" office:value="0.4" calcext:value-type="float">
            <text:p>$0.4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ater pump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5" calcext:value-type="float">
            <text:p>$25.00</text:p>
          </table:table-cell>
          <table:table-cell table:style-name="ce4" table:formula="of:=[.B111]*[.C111]" office:value-type="float" office:value="25" calcext:value-type="float">
            <text:p>$25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x20mm bolt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19" calcext:value-type="float">
            <text:p>$0.19</text:p>
          </table:table-cell>
          <table:table-cell table:style-name="ce4" table:formula="of:=[.B112]*[.C112]" office:value-type="float" office:value="0.19" calcext:value-type="float">
            <text:p>$0.19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arge heat shrink tubing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.25" calcext:value-type="float">
            <text:p>$1.25</text:p>
          </table:table-cell>
          <table:table-cell table:style-name="ce4" table:formula="of:=[.B113]*[.C113]" office:value-type="float" office:value="5" calcext:value-type="float">
            <text:p>$5.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heathing 10mm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99" calcext:value-type="float">
            <text:p>$0.99</text:p>
          </table:table-cell>
          <table:table-cell table:style-name="ce4" table:formula="of:=[.B114]*[.C114]" office:value-type="float" office:value="9.9" calcext:value-type="float">
            <text:p>$9.9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5 nut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12" calcext:value-type="float">
            <text:p>$0.12</text:p>
          </table:table-cell>
          <table:table-cell table:style-name="ce4" table:formula="of:=[.B115]*[.C115]" office:value-type="float" office:value="0.12" calcext:value-type="float">
            <text:p>$0.1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Power cable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6.5" calcext:value-type="float">
            <text:p>$6.50</text:p>
          </table:table-cell>
          <table:table-cell table:style-name="ce4" table:formula="of:=[.B116]*[.C116]" office:value-type="float" office:value="6.5" calcext:value-type="float">
            <text:p>$6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10" table:formula="of:=SUM([.D100:.D116])" office:value-type="float" office:value="140.64" calcext:value-type="float">
            <text:p>$140.6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6" office:value-type="string" calcext:value-type="string">
            <text:p>Step 10</text:p>
          </table:table-cell>
          <table:table-cell table:style-name="ce6" office:value-type="string" calcext:value-type="string">
            <text:p>Qty.</text:p>
          </table:table-cell>
          <table:table-cell table:style-name="ce6" office:value-type="string" calcext:value-type="string">
            <text:p>Cost Per Unit</text:p>
          </table:table-cell>
          <table:table-cell table:style-name="ce6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Fa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4.99" calcext:value-type="float">
            <text:p>$4.99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Inverter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50" calcext:value-type="float">
            <text:p>$150</text:p>
          </table:table-cell>
          <table:table-cell table:style-name="ce3" table:formula="of:=([.B121]*[.C121])" office:value-type="float" office:value="150" calcext:value-type="float">
            <text:p>$15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24V power supply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1.99" calcext:value-type="float">
            <text:p>$31.99</text:p>
          </table:table-cell>
          <table:table-cell table:style-name="ce2" office:value-type="float" office:value="32.99" calcext:value-type="float">
            <text:p>$32.99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Power Cab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6.5" calcext:value-type="float">
            <text:p>$6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10" table:formula="of:=SUM([.D120:.D123])" office:value-type="float" office:value="194.48" calcext:value-type="float">
            <text:p>$194.48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Grand Total</text:p>
          </table:table-cell>
          <table:table-cell table:style-name="ce10" table:formula="of:=SUM([.D124];[.D117];[.D97];[.D85];[.D69];[.D56];[.D45];[.D38];[.D26];[.D12])" office:value-type="float" office:value="1521.94" calcext:value-type="float">
            <text:p>$1,521.94</text:p>
          </table:table-cell>
          <table:table-cell table:number-columns-repeated="1020"/>
        </table:table-row>
        <table:table-row table:style-name="ro3" table:number-rows-repeated="1048438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4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6" table:style-name="ta5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7" table:style-name="ta6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8" table:style-name="ta7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9" table:style-name="ta8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">
      <number:text>$</number:text>
      <number:number number:decimal-places="0" loext:min-decimal-places="0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20:53:14.219010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$Build-3</meta:generator>
    <dc:date>2019-04-13T21:04:26.145475629</dc:date>
    <dc:creator>Michael K. Johnson</dc:creator>
    <meta:editing-duration>PT11M11S</meta:editing-duration>
    <meta:editing-cycles>2</meta:editing-cycles>
    <meta:document-statistic meta:table-count="8" meta:cell-count="436" meta:object-count="0"/>
  </office:meta>
</office:document-meta>
</file>